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18b" officeooo:paragraph-rsid="0001e1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ching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0:41:49.063103934</meta:creation-date>
    <dc:date>2016-01-18T20:42:12.494206161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